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Test No.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Create and Drop a 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Open the employee database and run a 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ad hoc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Update, Insert and Delete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5</text:p>
          </table:table-cell>
          <table:table-cell office:value-type="string" calcext:value-type="string">
            <text:p>Update/Insert Returning and Activity 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6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7</text:p>
          </table:table-cell>
          <table:table-cell office:value-type="string" calcext:value-type="string">
            <text:p>Create and read back an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8</text:p>
          </table:table-cell>
          <table:table-cell office:value-type="string" calcext:value-type="string">
            <text:p>Create and read back an Array with 2 dim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9</text:p>
          </table:table-cell>
          <table:table-cell office:value-type="string" calcext:value-type="string">
            <text:p>Database Information te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0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Services A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2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3</text:p>
          </table:table-cell>
          <table:table-cell office:value-type="string" calcext:value-type="string">
            <text:p>Transaction over two datab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4</text:p>
          </table:table-cell>
          <table:table-cell office:value-type="string" calcext:value-type="string">
            <text:p>Non select proced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5</text:p>
          </table:table-cell>
          <table:table-cell office:value-type="string" calcext:value-type="string">
            <text:p>Blob Handling and BP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6</text:p>
          </table:table-cell>
          <table:table-cell office:value-type="string" calcext:value-type="string">
            <text:p>Error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7</text:p>
          </table:table-cell>
          <table:table-cell office:value-type="string" calcext:value-type="string">
            <text:p>Date/Time tests and Firebird 4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8</text:p>
          </table:table-cell>
          <table:table-cell office:value-type="string" calcext:value-type="string">
            <text:p>Firebird 4 Decfloat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9</text:p>
          </table:table-cell>
          <table:table-cell office:value-type="string" calcext:value-type="string">
            <text:p>Firebird 4 Batch 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0</text:p>
          </table:table-cell>
          <table:table-cell office:value-type="string" calcext:value-type="string">
            <text:p>Firebird 4 Batch Stress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1</text:p>
          </table:table-cell>
          <table:table-cell office:value-type="string" calcext:value-type="string">
            <text:p>Exercise setting and getting of numeric data types</text:p>
          </table:table-cell>
          <table:table-cell table:number-columns-repeated="1022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1" table:default-cell-style-name="ce4"/>
        <table:table-column table:style-name="co1" table:number-columns-repeated="999" table:default-cell-style-name="Default"/>
        <table:table-row table:style-name="ro1">
          <table:table-cell table:style-name="ce5" office:value-type="string" calcext:value-type="string">
            <text:p>Objective</text:p>
          </table:table-cell>
          <table:table-cell table:style-name="ce5" office:value-type="string" calcext:value-type="string">
            <text:p>Module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Coverage</text:p>
          </table:table-cell>
          <table:table-cell table:style-name="ce5" office:value-type="string" calcext:value-type="string">
            <text:p>Test 1</text:p>
          </table:table-cell>
          <table:table-cell table:style-name="ce5" office:value-type="string" calcext:value-type="string">
            <text:p>Test 2</text:p>
          </table:table-cell>
          <table:table-cell table:style-name="ce5" office:value-type="string" calcext:value-type="string">
            <text:p>Test 3</text:p>
          </table:table-cell>
          <table:table-cell table:style-name="ce5" office:value-type="string" calcext:value-type="string">
            <text:p>Test 4</text:p>
          </table:table-cell>
          <table:table-cell table:style-name="ce5" office:value-type="string" calcext:value-type="string">
            <text:p>Test 5</text:p>
          </table:table-cell>
          <table:table-cell table:style-name="ce5" office:value-type="string" calcext:value-type="string">
            <text:p>Test 6</text:p>
          </table:table-cell>
          <table:table-cell table:style-name="ce5" office:value-type="string" calcext:value-type="string">
            <text:p>Test 7</text:p>
          </table:table-cell>
          <table:table-cell table:style-name="ce5" office:value-type="string" calcext:value-type="string">
            <text:p>Test 8</text:p>
          </table:table-cell>
          <table:table-cell table:style-name="ce5" office:value-type="string" calcext:value-type="string">
            <text:p>Test 9</text:p>
          </table:table-cell>
          <table:table-cell table:style-name="ce5" office:value-type="string" calcext:value-type="string">
            <text:p>Test 10</text:p>
          </table:table-cell>
          <table:table-cell table:style-name="ce5" office:value-type="string" calcext:value-type="string">
            <text:p>Test 11</text:p>
          </table:table-cell>
          <table:table-cell table:style-name="ce5" office:value-type="string" calcext:value-type="string">
            <text:p>Test 12</text:p>
          </table:table-cell>
          <table:table-cell table:style-name="ce5" office:value-type="string" calcext:value-type="string">
            <text:p>Test 13</text:p>
          </table:table-cell>
          <table:table-cell table:style-name="ce5" office:value-type="string" calcext:value-type="string">
            <text:p>Test 14</text:p>
          </table:table-cell>
          <table:table-cell table:style-name="ce5" office:value-type="string" calcext:value-type="string">
            <text:p>Test 15</text:p>
          </table:table-cell>
          <table:table-cell table:style-name="ce5" office:value-type="string" calcext:value-type="string">
            <text:p>Test 16</text:p>
          </table:table-cell>
          <table:table-cell table:style-name="ce5" office:value-type="string" calcext:value-type="string">
            <text:p>Test 17</text:p>
          </table:table-cell>
          <table:table-cell table:style-name="ce5" office:value-type="string" calcext:value-type="string">
            <text:p>Test 18</text:p>
          </table:table-cell>
          <table:table-cell table:style-name="ce5" office:value-type="string" calcext:value-type="string">
            <text:p>Test 19</text:p>
          </table:table-cell>
          <table:table-cell table:style-name="ce5" office:value-type="string" calcext:value-type="string">
            <text:p>Test 20</text:p>
          </table:table-cell>
          <table:table-cell table:style-name="ce5" office:value-type="string" calcext:value-type="string">
            <text:p>Test 21</text:p>
          </table:table-cell>
          <table:table-cell table:style-name="ce5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W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W4];&quot;X&quot; )" office:value-type="float" office:value="8" calcext:value-type="float">
            <text:p>8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W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W6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W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W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W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W10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W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W12];&quot;X&quot; )" office:value-type="float" office:value="16" calcext:value-type="float">
            <text:p>16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10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W13];&quot;X&quot; )" office:value-type="float" office:value="9" calcext:value-type="float">
            <text:p>9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W14];&quot;X&quot; )" office:value-type="float" office:value="12" calcext:value-type="float">
            <text:p>12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table:number-columns-repeated="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W15];&quot;X&quot; )"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W1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W1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W18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W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W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W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W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W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W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W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W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W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W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W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W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W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W32];&quot;X&quot; )" office:value-type="float" office:value="14" calcext:value-type="float">
            <text:p>1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W33];&quot;X&quot; 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W34];&quot;X&quot; )" office:value-type="float" office:value="4" calcext:value-type="float">
            <text:p>4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W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W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W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W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W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W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W41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W42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W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W44];&quot;X&quot; )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W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W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W47];&quot;X&quot; )" office:value-type="float" office:value="9" calcext:value-type="float">
            <text:p>9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table:number-columns-repeated="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W48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W49];&quot;X&quot; )"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W5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W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W52];&quot;X&quot; 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W53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W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W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W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W57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W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W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W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W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W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W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Updates</text:p>
          </table:table-cell>
          <table:table-cell table:style-name="ce3" table:formula="of:=COUNTIF([.E64:.W64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Inserts</text:p>
          </table:table-cell>
          <table:table-cell table:style-name="ce3" table:formula="of:=COUNTIF([.E65:.W65];&quot;X&quot; )" office:value-type="float" office:value="1" calcext:value-type="float">
            <text:p>1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6:.W6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7:.W67];&quot;X&quot; )"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8:.W6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9:.W69];&quot;X&quot; 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0:.W70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1:.W7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2:.W7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3:.W73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4:.W7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5:.W75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76:.W76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7:.W7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8:.W7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8"/>
          <table:table-cell table:number-columns-repeated="5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9:.W79];&quot;X&quot; )" office:value-type="float" office:value="7" calcext:value-type="float">
            <text:p>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80:.W80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81:.W81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2:.W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3:.W83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line Blobs</text:p>
          </table:table-cell>
          <table:table-cell table:style-name="ce3" table:formula="of:=COUNTIF([.E84:.W84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5:.W8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6:.W86];&quot;X&quot; )"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7:.W87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8:.W88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89:.W89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90:.W9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91:.W9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92:.W9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3:.W93];&quot;X&quot; 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4:.W9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5:.W9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6:.W9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7:.W9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8:.W9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9:.W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100:.W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101:.W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102:.W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3:.W103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4:.W10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5:.W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6:.W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7:.W10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8:.W10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7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9:.W10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0:.W11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1:.W11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2:.W11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3:.W11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16)</text:p>
          </table:table-cell>
          <table:table-cell table:style-name="ce3" table:formula="of:=COUNTIF([.E114:.W11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34)</text:p>
          </table:table-cell>
          <table:table-cell table:style-name="ce3" table:formula="of:=COUNTIF([.E115:.W11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6:.W11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16)</text:p>
          </table:table-cell>
          <table:table-cell table:style-name="ce3" table:formula="of:=COUNTIF([.E117:.W117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6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34)</text:p>
          </table:table-cell>
          <table:table-cell table:style-name="ce3" table:formula="of:=COUNTIF([.E118:.W118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7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9:.W119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8</text:p>
          </table:table-cell>
          <table:table-cell office:value-type="string" calcext:value-type="string">
            <text:p>ClientAPI</text:p>
          </table:table-cell>
          <table:table-cell office:value-type="string" calcext:value-type="string">
            <text:p>Parse Date String</text:p>
          </table:table-cell>
          <table:table-cell table:style-name="ce3" table:formula="of:=COUNTIF([.E120:.W12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9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Stale References check</text:p>
          </table:table-cell>
          <table:table-cell table:style-name="ce3" table:formula="of:=COUNTIF([.E121:.W12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20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Scrollable Cursors</text:p>
          </table:table-cell>
          <table:table-cell table:style-name="ce3" table:formula="of:=COUNTIF([.E122:.W12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4:43:35.41416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ny Whyman</meta:initial-creator>
    <meta:creation-date>2016-08-03T16:00:10.706341748</meta:creation-date>
    <dc:date>2021-10-19T14:44:13.694952029</dc:date>
    <meta:editing-duration>P1DT21H5M40S</meta:editing-duration>
    <meta:editing-cycles>51</meta:editing-cycles>
    <meta:generator>LibreOffice/6.4.7.2$Linux_X86_64 LibreOffice_project/40$Build-2</meta:generator>
    <meta:document-statistic meta:table-count="2" meta:cell-count="998" meta:object-count="0"/>
  </office:meta>
</office:document-meta>
</file>